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normal" officeooo:rsid="005ca8e2" officeooo:paragraph-rsid="001423f6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officeooo:rsid="0017aed6" officeooo:paragraph-rsid="0017aed6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423f6" officeooo:paragraph-rsid="001423f6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officeooo:rsid="001423f6" officeooo:paragraph-rsid="001423f6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ca8e2" officeooo:paragraph-rsid="0027f06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ca8e2" officeooo:paragraph-rsid="0028a70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27f065" officeooo:paragraph-rsid="0027f06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27f065" officeooo:paragraph-rsid="0028a70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bold" officeooo:rsid="0027f065" officeooo:paragraph-rsid="0027f06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bold" officeooo:rsid="0027f065" officeooo:paragraph-rsid="0028a706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27f065" officeooo:paragraph-rsid="0027f065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27f065" officeooo:paragraph-rsid="0028c6b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27f065" officeooo:paragraph-rsid="0028c6bd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28a706" officeooo:paragraph-rsid="0028a70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28a706" officeooo:paragraph-rsid="0028a70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5ca8e2" officeooo:paragraph-rsid="0028c6b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bold" officeooo:rsid="0027f065" officeooo:paragraph-rsid="0028c6bd" style:font-size-asian="12pt" style:font-weight-asian="bold" style:font-size-complex="12pt" style:font-weight-complex="bold"/>
    </style:style>
    <style:style style:name="T1" style:family="text">
      <style:text-properties officeooo:rsid="0017aed6"/>
    </style:style>
    <style:style style:name="T2" style:family="text">
      <style:text-properties officeooo:rsid="0028a706"/>
    </style:style>
    <style:style style:name="T3" style:family="text">
      <style:text-properties officeooo:rsid="0028c6b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ösungen</text:p>
      <text:p text:style-name="P4"/>
      <text:p text:style-name="P3">A<text:span text:style-name="T1">ufgabe 1</text:span></text:p>
      <text:p text:style-name="P1"/>
      <text:list xml:id="list770019513" text:style-name="L1">
        <text:list-item>
          <text:p text:style-name="P11">Nicht reglär: Produktionsregel S → SS (zwei Nichterminale auf der rechten Seite)</text:p>
        </text:list-item>
      </text:list>
      <text:p text:style-name="P7"/>
      <text:list xml:id="list92837623750794" text:continue-numbering="true" text:style-name="L1">
        <text:list-item>
          <text:p text:style-name="P11">Die Sprache ist regulär, weil es eine reguläre Grammatik gibt, die die gleiche Sprache erzeugt:<text:line-break/>L(G) = { w | w besteht aus einer beliebigen Kombination von a's und b's (mind. ein Buchst.) }<text:line-break/>Dies lässt sich auch durch die Regeln<text:line-break/>P = { S → aS | bS | a | b } erzeugen.</text:p>
        </text:list-item>
      </text:list>
      <text:p text:style-name="P5"/>
      <text:p text:style-name="P5"/>
      <text:p text:style-name="P9">Aufgabe 2</text:p>
      <text:p text:style-name="P5"/>
      <text:list xml:id="list92838426052910" text:continue-list="list92837623750794" text:style-name="L1">
        <text:list-item text:start-value="1">
          <text:p text:style-name="P11">P = { <text:s/>S → ( S ) | SS | ( ) <text:s/>}<text:line-break/><text:line-break/><text:span text:style-name="T3">Alternative (Tobias Bundschuh): <text:s/>P = { <text:s/>S → ( A <text:s/>| <text:s/>( SA; <text:s text:c="2"/>A → ) S <text:s/>| <text:s/>) <text:s/>}</text:span></text:p>
        </text:list-item>
      </text:list>
      <text:p text:style-name="P7"/>
      <text:list xml:id="list92838015678341" text:continue-numbering="true" text:style-name="L1">
        <text:list-item>
          <text:p text:style-name="P11">Es gibt keine reguläre Grammatik, weil es auch keinen <text:span text:style-name="T3">DEA</text:span> gibt, der die Sprache akzeptiert: Der Automat müsste „zählen“, wie viele Klammern bereits geöffnet sind, um diese wieder zu schließen; da es beliebig viele Klammern geben kann, müsste der Automat unendl. viele Zustände haben.</text:p>
        </text:list-item>
      </text:list>
      <text:p text:style-name="P7"/>
      <text:p text:style-name="P6"/>
      <text:p text:style-name="P10">Aufgabe <text:span text:style-name="T2">3</text:span></text:p>
      <text:p text:style-name="P6"/>
      <text:list xml:id="list92837802867330" text:continue-list="list92838015678341" text:style-name="L1">
        <text:list-item text:start-value="1">
          <text:p text:style-name="P14">L(G) = { w | w enthält gleich viele a's und b's in beliebiger Reihenfolge }<text:line-break/>Begründung:<text:line-break/>Jede Produktion fügt genau ein a und ein b hinzu.<text:line-break/>An jeder Stelle kann zuerst das a oder das b kommen, und mit S → SS kann man zwei Wörter mit gleich vielen a's und b's hintereinander hängen.<text:line-break/><text:line-break/>Die Grammatik ist nicht regulär, weil es keinen <text:span text:style-name="T3">DEA</text:span>gibt, <text:span text:style-name="T3">der L erkennt.</text:span><text:line-break/>Ein DEA müsste zählen, wie viele a's bereits ohne b eingefügt wurden, um schließlich entsprechend viele b's hinzuzufügen. Wie bei Aufg. 2 müsst er dazu unendl. viele Zustände haben.</text:p>
        </text:list-item>
      </text:list>
      <text:p text:style-name="P8"/>
      <text:list xml:id="list92838306972836" text:continue-numbering="true" text:style-name="L1">
        <text:list-item>
          <text:p text:style-name="P14">S → SS → abS → abSS → ababS → ababab<text:line-break/>S → SS → abS → abSS → abSab → ababab<text:line-break/>S → SS → Sab → SSab → Sabab → ababab</text:p>
        </text:list-item>
      </text:list>
      <text:p text:style-name="P15"/>
      <text:p text:style-name="P15"/>
      <text:p text:style-name="P17">Aufgabe <text:span text:style-name="T3">4</text:span></text:p>
      <text:p text:style-name="P16"/>
      <text:list xml:id="list92838755738182" text:continue-list="list92838306972836" text:style-name="L1">
        <text:list-item text:start-value="1">
          <text:p text:style-name="P12">P = { <text:s/>S → <text:span text:style-name="T3">1S1 <text:s/>| <text:s/>0S0 <text:s/>| <text:s/>11 <text:s/>| <text:s/>00 | <text:s/>1 | <text:s/>0 }</text:span></text:p>
        </text:list-item>
      </text:list>
      <text:p text:style-name="P13"/>
      <text:list xml:id="list92837593534649" text:continue-numbering="true" text:style-name="L1">
        <text:list-item>
          <text:p text:style-name="P12"><text:span text:style-name="T3">Die Grammatik ist nicht regulär, weil es keinen DEA gibt, der L erkennt.<text:line-break/>Ein DEA müsste zählen, wie viele Nullen bzw. Einsen in der ersten Worthälfte eingefügt wurden, um dann entsprechend viele Nullen bzw. Einsen hinzuzufügen. Da das Wort beliebig viele Nullen / Einsen haben kann, müsste der DEA unendl. viele Zustände haben.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55:22.187000000</meta:creation-date>
    <dc:date>2020-10-01T09:28:37.277000000</dc:date>
    <meta:editing-duration>PT1H34M56S</meta:editing-duration>
    <meta:editing-cycles>19</meta:editing-cycles>
    <meta:generator>LibreOffice/6.2.2.2$Windows_x86 LibreOffice_project/2b840030fec2aae0fd2658d8d4f9548af4e3518d</meta:generator>
    <meta:document-statistic meta:table-count="0" meta:image-count="0" meta:object-count="0" meta:page-count="1" meta:paragraph-count="13" meta:word-count="361" meta:character-count="1816" meta:non-whitespace-character-count="1453"/>
  </office:meta>
</office:document-meta>
</file>